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50%"/>
    </style:style>
    <style:style style:name="T7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8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9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0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1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2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3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4" style:parent-style-name="Fonteparág.padrão" style:family="text">
      <style:text-properties fo:color="#222222" fo:font-size="10pt" style:font-size-asian="10pt" style:font-size-complex="10pt" fo:background-color="#FFFFFF" fo:language="pt" fo:country="BR"/>
    </style:style>
    <style:style style:name="P15" style:parent-style-name="Standard" style:family="paragraph">
      <style:paragraph-properties fo:line-height="15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P16" style:parent-style-name="Standard" style:family="paragraph">
      <style:paragraph-properties fo:line-height="150%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17" style:parent-style-name="Standard" style:family="paragraph">
      <style:paragraph-properties fo:line-height="150%"/>
    </style:style>
    <style:style style:name="T18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1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20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2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22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2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24" style:parent-style-name="Standard" style:family="paragraph">
      <style:paragraph-properties fo:text-align="justify" fo:line-height="150%"/>
    </style:style>
    <style:style style:name="T25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2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27" style:parent-style-name="Standard" style:family="paragraph">
      <style:paragraph-properties fo:line-height="150%"/>
    </style:style>
    <style:style style:name="T28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29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30" style:parent-style-name="Standard" style:family="paragraph">
      <style:paragraph-properties fo:line-height="150%"/>
    </style:style>
    <style:style style:name="T31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3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33" style:parent-style-name="Standard" style:family="paragraph">
      <style:paragraph-properties fo:line-height="150%"/>
    </style:style>
    <style:style style:name="T34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3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3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3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3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39" style:parent-style-name="Standard" style:family="paragraph">
      <style:paragraph-properties fo:line-height="150%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40" style:parent-style-name="Standard" style:family="paragraph">
      <style:paragraph-properties fo:line-height="150%"/>
    </style:style>
    <style:style style:name="T41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42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43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4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45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46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47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4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49" style:parent-style-name="Standard" style:family="paragraph">
      <style:paragraph-properties fo:text-align="justify" fo:line-height="150%"/>
    </style:style>
    <style:style style:name="T50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5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52" style:parent-style-name="Standard" style:family="paragraph">
      <style:paragraph-properties fo:line-height="150%"/>
    </style:style>
    <style:style style:name="T53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54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55" style:parent-style-name="Standard" style:family="paragraph">
      <style:paragraph-properties fo:line-height="150%"/>
    </style:style>
    <style:style style:name="T56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57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T58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59" style:parent-style-name="Standard" style:family="paragraph">
      <style:paragraph-properties fo:line-height="150%"/>
    </style:style>
    <style:style style:name="T60" style:parent-style-name="Fonteparág.padrão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pt" fo:country="BR"/>
    </style:style>
    <style:style style:name="T61" style:parent-style-name="Fonteparág.padrão" style:family="text"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62" style:parent-style-name="Standard" style:family="paragraph">
      <style:paragraph-properties fo:line-height="150%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63" style:parent-style-name="Standard" style:family="paragraph">
      <style:paragraph-properties fo:line-height="150%"/>
      <style:text-properties fo:language="pt" fo:country="BR"/>
    </style:style>
    <style:style style:name="P64" style:parent-style-name="Standard" style:family="paragraph">
      <style:paragraph-properties fo:line-height="150%"/>
      <style:text-properties style:font-name="Times New Roman" style:font-name-asian="Times New Roman" style:font-name-complex="Times New Roman" fo:font-size="12pt" style:font-size-asian="12pt" style:font-size-complex="12pt" fo:language="pt" fo:country="BR"/>
    </style:style>
    <style:style style:name="P65" style:parent-style-name="Normal" style:family="paragraph">
      <style:text-properties fo:font-weight="bold" style:font-weight-asian="bold" fo:color="#000000" fo:font-size="12pt" style:font-size-asian="12pt" style:font-size-complex="12pt" fo:language="pt" fo:country="BR" fo:hyphenate="true"/>
    </style:style>
  </office:automatic-styles>
  <office:body>
    <office:text text:use-soft-page-breaks="true">
      <text:p text:style-name="P1"><text:span text:style-name="T7">Aluno: Muryllo Tiraza</text:span><text:span text:style-name="T8"><text:s/>Santos</text:span><text:span text:style-name="T9"><text:tab/></text:span><text:span text:style-name="T10"><text:tab/></text:span><text:span text:style-name="T11"><text:tab/></text:span><text:span text:style-name="T12"><text:tab/>Data: 26/08/2013 - 01</text:span><text:span text:style-name="T13">/09/2013</text:span><text:span text:style-name="T14"> </text:span></text:p>
      <text:p text:style-name="P15">Fase/Iteração: Iteração 1<text:tab/><text:tab/><text:tab/><text:tab/><text:tab/>Esforço Total: ~ 6 horas</text:p>
      <text:p text:style-name="P16"/>
      <text:p text:style-name="P17"><text:span text:style-name="T18">Atividade</text:span><text:span text:style-name="T19">: Remodelação da tela de Sub Locais <text:s text:c="18"/></text:span><text:span text:style-name="T20"><text:tab/></text:span><text:span text:style-name="T21"><text:s text:c="24"/></text:span><text:span text:style-name="T22">Esforço</text:span><text:span text:style-name="T23">: 3 horas</text:span></text:p>
      <text:p text:style-name="P24"><text:span text:style-name="T25">Descrição</text:span><text:span text:style-name="T26">: Foi tirada a ExpandableList e colocada uma ListView. Com isso a aplicação ficará mais rápida e mais simples de dar manutenção.</text:span></text:p>
      <text:p text:style-name="P27"><text:span text:style-name="T28">Produtos</text:span><text:span text:style-name="T29">: Nenhum</text:span></text:p>
      <text:p text:style-name="P30"><text:span text:style-name="T31">Equipe</text:span><text:span text:style-name="T32">: Muryllo Tiraza Santos</text:span></text:p>
      <text:p text:style-name="P33"><text:span text:style-name="T34">Artefato</text:span><text:span text:style-name="T35">: activity_lista_colet</text:span><text:span text:style-name="T36">a.xml.</text:span><text:span text:style-name="T37"><text:line-break/></text:span><text:span text:style-name="T38"><text:tab/><text:s text:c="4"/>linha_list_sub_locais.xml</text:span></text:p>
      <text:p text:style-name="P39"/>
      <text:p text:style-name="P40"><text:span text:style-name="T41">Atividade</text:span><text:span text:style-name="T42">: Adequação de Cores</text:span><text:span text:style-name="T43"><text:tab/></text:span><text:span text:style-name="T44"><text:tab/></text:span><text:span text:style-name="T45"><text:tab/></text:span><text:span text:style-name="T46"><text:tab/><text:s text:c="27"/></text:span><text:span text:style-name="T47">Esforço</text:span><text:span text:style-name="T48">: 3 horas</text:span></text:p>
      <text:p text:style-name="P49"><text:span text:style-name="T50">Descrição</text:span><text:span text:style-name="T51">: Adequação das cores utilizadas no aplicativo para que sejam as mesmas cores do inf.</text:span></text:p>
      <text:p text:style-name="P52"><text:span text:style-name="T53">Produtos</text:span><text:span text:style-name="T54">: nenhum.</text:span></text:p>
      <text:p text:style-name="P55"><text:span text:style-name="T56">Equipe</text:span><text:span text:style-name="T57">: Muryllo Tiraza Sant</text:span><text:span text:style-name="T58">os.</text:span></text:p>
      <text:p text:style-name="P59"><text:span text:style-name="T60">Artefato</text:span><text:span text:style-name="T61">: nenhum.</text:span></text:p>
      <text:p text:style-name="P62"/>
      <text:p text:style-name="P63"/>
      <text:p text:style-name="P64"/>
      <text:p text:style-name="P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Georgia" svg:font-family="Georgia" style:font-family-generic="roman" style:font-pitch="variable" svg:panose-1="2 4 5 2 5 4 5 2 3 3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1666in" fo:margin-bottom="0in"/>
      <style:text-properties fo:color="#2E74B5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margin-top="0.1111in" fo:margin-bottom="0in"/>
      <style:text-properties fo:color="#2E74B5" fo:font-size="13pt" style:font-size-asian="13pt" style:font-size-complex="13pt" fo:hyphenate="false"/>
    </style:style>
    <style:style style:name="Título3" style:display-name="Título 3" style:family="paragraph" style:parent-style-name="Standard" style:default-outline-level="3">
      <style:paragraph-properties fo:margin-top="0.1111in" fo:margin-bottom="0in"/>
      <style:text-properties fo:color="#5B9BD5" fo:font-size="12pt" style:font-size-asian="12pt" style:font-size-complex="12pt" fo:hyphenate="false"/>
    </style:style>
    <style:style style:name="Título4" style:display-name="Título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Título6" style:display-name="Título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margin-bottom="0.1111in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emlista1" style:display-name="Sem lista1" style:family="paragraph">
      <style:text-properties fo:hyphenate="false"/>
    </style:style>
    <style:style style:name="Título" style:display-name="Título" style:family="paragraph" style:parent-style-name="Standard">
      <style:paragraph-properties fo:text-align="center" fo:margin-top="0.1666in" fo:margin-bottom="0.0416in"/>
      <style:text-properties fo:font-weight="bold" style:font-weight-asian="bold" style:font-weight-complex="bold" fo:font-size="16pt" style:font-size-asian="16pt" style:font-size-complex="16pt" fo:hyphenate="false"/>
    </style:style>
    <style:style style:name="Subtítulo" style:display-name="Subtítulo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List1Level0" style:display-name="List1Level0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1" style:display-name="List1Level1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2" style:display-name="List1Level2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3" style:display-name="List1Level3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4" style:display-name="List1Level4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5" style:display-name="List1Level5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6" style:display-name="List1Level6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7" style:display-name="List1Level7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8" style:display-name="List1Level8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FootnoteSymbol" style:display-name="Footnote Symbol" style:family="text"/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text:list-style style:name="LS1" style:display-name="LS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2" style:parent-style-name="Standard" style:family="paragraph">
      <style:paragraph-properties fo:margin-bottom="0in"/>
    </style:style>
    <style:style style:name="T3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4" style:parent-style-name="Standard" style:family="paragraph">
      <style:paragraph-properties fo:margin-bottom="0in"/>
      <style:text-properties style:font-name="Times New Roman" style:font-name-asian="Times New Roman" style:font-name-complex="Times New Roman" fo:language="pt" fo:country="BR"/>
    </style:style>
    <style:style style:name="T5" style:parent-style-name="Fonteparág.padrão" style:family="text">
      <style:text-properties style:font-name="Times New Roman" style:font-name-asian="Times New Roman" style:font-name-complex="Times New Roman" fo:language="pt" fo:country="BR"/>
    </style:style>
    <style:style style:name="P6" style:parent-style-name="Standard" style:family="paragraph">
      <style:paragraph-properties fo:margin-bottom="0in"/>
      <style:text-properties style:font-name="Times New Roman" style:font-name-asian="Times New Roman" style:font-name-complex="Times New Roman" fo:language="pt" fo:country="BR"/>
    </style:style>
  </office:automatic-styles>
  <office:master-styles>
    <style:master-page style:name="MP0" style:page-layout-name="PL0">
      <style:header>
        <text:p text:style-name="P2"><text:span text:style-name="T3">Fábrica de Software – Instituto de Informática – Universidade Federal de Goiás</text:span></text:p>
        <text:p text:style-name="P4">ContPatri</text:p>
        <text:p text:style-name="Standard"><text:span text:style-name="T5">Relatório Individual</text:span></text:p>
        <text:p text:style-name="P6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hais cardoso moura de souza</meta:initial-creator>
    <dc:creator>PROD7</dc:creator>
    <meta:creation-date>2013-09-13T01:49:00Z</meta:creation-date>
    <dc:date>2013-09-13T18:00:00Z</dc:date>
    <meta:template xlink:href="Normal" xlink:type="simple"/>
    <meta:editing-cycles>5</meta:editing-cycles>
    <meta:editing-duration>PT120S</meta:editing-duration>
    <meta:document-statistic meta:page-count="1" meta:paragraph-count="1" meta:word-count="112" meta:character-count="720" meta:row-count="5" meta:non-whitespace-character-count="609"/>
  </office:meta>
</office:document-meta>
</file>